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8417D0E78DAF5B07.png" manifest:media-type="image/png"/>
  <manifest:file-entry manifest:full-path="Pictures/10000000000000E1000000E142DC5EECC0D0C84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Goha-Tibeb Zemen" svg:font-family="'Goha-Tibeb Zemen'" style:font-pitch="variable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cm, 0cm, 1.159cm)" draw:image-opacity="100%" style:mirror="none"/>
    </style:style>
    <style:style style:name="gr2" style:family="graphic" style:parent-style-name="objectwithoutfill">
      <style:graphic-properties svg:stroke-width="0.152cm" svg:stroke-color="#ff6600" draw:marker-start-width="0.66cm" draw:marker-end="Arrow_20_concave" draw:marker-end-width="0.406cm" draw:fill="none" draw:textarea-vertical-align="middle" fo:padding-top="0.201cm" fo:padding-bottom="0.201cm" fo:padding-left="0.326cm" fo:padding-right="0.326cm" draw:end-line-spacing-horizontal="5.588cm"/>
    </style:style>
    <style:style style:name="gr3" style:family="graphic" style:parent-style-name="standard">
      <style:graphic-properties draw:stroke="none" svg:stroke-color="#000000" draw:fill="none" draw:fill-color="#ffffff" fo:min-height="0.941cm"/>
    </style:style>
    <style:style style:name="gr4" style:family="graphic" style:parent-style-name="standard">
      <style:graphic-properties draw:stroke="none" svg:stroke-color="#000000" draw:fill="none" draw:fill-color="#ffffff" fo:min-height="0.84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Estrangelo Nisibi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T1" style:family="text">
      <style:text-properties style:font-name="Estrangelo Nisibin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2" draw:id="id2" draw:layer="layout" svg:width="3.682cm" svg:height="5.952cm" svg:x="12.303cm" svg:y="6.54cm">
          <draw:image xlink:href="Pictures/10000000000000E1000000E142DC5EECC0D0C841.png" xlink:type="simple" xlink:show="embed" xlink:actuate="onLoad">
            <text:p text:style-name="P1"><text:span text:style-name="T1">Client</text:span></text:p>
          </draw:image>
        </draw:frame>
        <draw:frame draw:style-name="gr1" draw:text-style-name="P2" xml:id="id1" draw:id="id1" draw:layer="layout" svg:width="3.682cm" svg:height="5.952cm" svg:x="3.303cm" svg:y="6.54cm">
          <draw:image xlink:href="Pictures/10000000000000E1000000E18417D0E78DAF5B07.png" xlink:type="simple" xlink:show="embed" xlink:actuate="onLoad">
            <text:p text:style-name="P1"><text:span text:style-name="T1">Server</text:span></text:p>
          </draw:image>
        </draw:frame>
        <draw:connector draw:style-name="gr2" draw:text-style-name="P3" draw:layer="layout" draw:type="curve" draw:line-skew="-1.361cm" svg:x1="5.144cm" svg:y1="6.54cm" svg:x2="14.144cm" svg:y2="6.54cm" draw:start-shape="id1" draw:start-glue-point="0" draw:end-shape="id2" draw:end-glue-point="0" svg:d="M5144 6540c0-2791 9000-2791 9000 0" svg:viewBox="0 0 9001 2094">
          <text:p/>
        </draw:connector>
        <draw:connector draw:style-name="gr2" draw:text-style-name="P3" draw:layer="layout" draw:type="curve" draw:line-skew="1.426cm" svg:x1="14.144cm" svg:y1="12.492cm" svg:x2="5.144cm" svg:y2="12.492cm" draw:start-shape="id2" draw:start-glue-point="2" draw:end-shape="id1" draw:end-glue-point="2" svg:d="M14144 12492c0 2889-9000 2889-9000 0" svg:viewBox="0 0 9001 2168">
          <text:p/>
        </draw:connector>
        <draw:frame draw:style-name="gr3" draw:text-style-name="P4" draw:layer="layout" svg:width="6.985cm" svg:height="2.131cm" svg:x="6.44cm" svg:y="14.506cm">
          <draw:text-box>
            <text:p text:style-name="P1"><text:span text:style-name="T2">Network Messages and Data</text:span></text:p>
          </draw:text-box>
        </draw:frame>
        <draw:frame draw:style-name="gr4" draw:text-style-name="P4" draw:layer="layout" svg:width="0.656cm" svg:height="1.191cm" svg:x="13.241cm" svg:y="12.207cm">
          <draw:text-box>
            <text:p text:style-name="P1"><text:span text:style-name="T2">1</text:span></text:p>
          </draw:text-box>
        </draw:frame>
        <draw:frame draw:style-name="gr4" draw:text-style-name="P4" draw:layer="layout" svg:width="0.656cm" svg:height="1.191cm" svg:x="5.241cm" svg:y="12.208cm">
          <draw:text-box>
            <text:p text:style-name="P1"><text:span text:style-name="T2">1</text:span></text:p>
          </draw:text-box>
        </draw:frame>
        <draw:frame draw:style-name="gr4" draw:text-style-name="P4" draw:layer="layout" svg:width="0.656cm" svg:height="1.191cm" svg:x="13.141cm" svg:y="5.508cm">
          <draw:text-box>
            <text:p text:style-name="P1"><text:span text:style-name="T2">1</text:span></text:p>
          </draw:text-box>
        </draw:frame>
        <draw:frame draw:style-name="gr4" draw:text-style-name="P4" draw:layer="layout" svg:width="0.656cm" svg:height="1.191cm" svg:x="5.241cm" svg:y="5.509cm">
          <draw:text-box>
            <text:p text:style-name="P1"><text:span text:style-name="T2">1</text:span></text:p>
          </draw:text-box>
        </draw:frame>
        <draw:frame draw:style-name="gr3" draw:text-style-name="P4" draw:layer="layout" svg:width="6.985cm" svg:height="2.131cm" svg:x="6.441cm" svg:y="2.407cm">
          <draw:text-box>
            <text:p text:style-name="P1"><text:span text:style-name="T2">Network Messages and 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Goha-Tibeb Zemen" svg:font-family="'Goha-Tibeb Zemen'" style:font-pitch="variable"/>
    <style:font-face style:name="Oxygen-Sans1" svg:font-family="Oxygen-Sans" style:font-pitch="variable"/>
    <style:font-face style:name="Oxygen-Sans" svg:font-family="Oxygen-Sans" style:font-family-generic="roman" style:font-pitch="variable"/>
    <style:font-face style:name="Noto Sans Devanagari" svg:font-family="'Noto Sans Devanagari'" style:font-family-generic="system" style:font-pitch="variable"/>
    <style:font-face style:name="Oxygen-Sans2" svg:font-family="Oxygen-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Oxygen-Sans" fo:font-size="24pt" fo:language="en" fo:country="US" style:font-name-asian="Oxygen-Sans2" style:font-size-asian="24pt" style:language-asian="zh" style:country-asian="CN" style:font-name-complex="Oxygen-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xygen-Sans" fo:font-family="Oxygen-Sans" style:font-family-generic="roman" style:font-pitch="variable" fo:font-size="18pt" fo:font-style="normal" fo:text-shadow="none" style:text-underline-style="none" fo:font-weight="normal" style:letter-kerning="true" style:font-name-asian="Oxygen-Sans2" style:font-family-asian="Oxygen-Sans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3T10:50:29.114531923</meta:creation-date>
    <dc:date>2016-03-03T13:36:28.102147367</dc:date>
    <meta:editing-duration>PT18M5S</meta:editing-duration>
    <meta:editing-cycles>7</meta:editing-cycles>
    <meta:generator>LibreOffice/5.0.5.2$Linux_X86_64 LibreOffice_project/00m0$Build-2</meta:generator>
    <meta:document-statistic meta:object-count="10"/>
  </office:meta>
</office:document-meta>
</file>